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chnologie wykorzystane w aplikacji mobilnej</text:p>
      <text:p text:style-name="P2"/>
      <text:p text:style-name="P2"><text:tab/>Jednym z założeń przy projektowaniu przewodnika turystycznego uruchamianego na urządzeniach mobilnych było jego przeznaczenie na konkretną platformę jaką jest Windows Mobile. W takim wypadku wybór technologi jest dość jasny i padł na środowisko .NET.</text:p>
      <text:p text:style-name="P2"><text:tab/>.NET Framework, w skrócie .NET <text:s/>jest to platforma programistyczna opracowana przez Microsoft, obejmująca środowisko uruchamiania aplikacji (Common Language Runtime – CLR) oraz biblioteki klas dostarczające standardowej funkcjonalności dla aplikacji. Technologia ta nie jest związana z żadnym konkretnym językiem programowania, a programy mogą być pisane w jednym z wielu języków – na przykład C++/CLI, C#, J#, Delphi 8, Visual Basic. Zadaniem platformy .NET Framework jest zarządzanie różnymi elementami systemu: kodem aplikacji, pamięcią i zabezpieczeniami. W środowisku tym można tworzyć oprogramowanie działające po stronie serwera internetowego oraz pracujące na systemach, na które istnieje działająca implementacja tej platformy. Z racji jej pochodzenia najpełniej obsługiwane są systemy z rodziny Microsoft Windows, jednak ponieważ zasadnicza część platformy została zgłoszona jako standard ECMA, powstają także jego niezależne wdrożenia takie jak Mono czy dotGNU.</text:p>
      <text:p text:style-name="P2"><text:tab/>Szybko rozwijające się technologie Windows Mobile przeznaczone na urządzenia mobilne dostarczają oczywiście implementację platformy .NET. Zatem posiadając odpowiednie narzędzia programista może budować aplikacje przeznaczone na platformę .NET, które będą uruchamiane na urządzeniach mobilnych. W tym celu należy z witryny Microsoft'u pobrać <text:bookmark text:name="ctl00_mainContentContainer_ctl08"/>Windows Mobile 6 SDK. Jest to pakiet zawierający biblioteki oraz narzędzia przeznaczone dla programistów chcących tworzyć aplikacje na urządzenia mobilne z systemem Windows Mobile.</text:p>
      <text:p text:style-name="P2"><text:tab/>Jeżeli chodzi o język w jakim została zaimplementowana omawiana aplikacja wybór padł na C# jako język obiektowy ułatwiający modelowanie architektury na wysokim poziomie abstrakcji. Program napisany w tym języku kompilowany jest do języka Common Intermediate Language (CIL), specjalnego kodu pośredniego wykonywanego w środowisku uruchomieniowym takim jak .NET Framework, Mono lub DotGNU.</text:p>
      <text:p text:style-name="P2"/>
      <text:p text:style-name="P3">Techonologie wykorzystane w serwerze punktów</text:p>
      <text:p text:style-name="P2"/>
      <text:p text:style-name="P2"><text:tab/>Biorąc pod uwagę fakt, że w omawianej pracy większy nacisk został położony na implementację aplikacji mobilnej, jednym z kryteriów doboru technologi dla serwera aplikacji była szybkość tworzenia wybór padł na bibliotekę Django języka Python.</text:p>
      <text:p text:style-name="P2"><text:tab/>Python jest interpretowanym językiem skryptowym o dynamicznym systemie typowania. Charakteryzuje go prostota, duża prędkość tworzenia aplikacji oraz czytelność kodu. Biblioteka Django jest szkieletem aplikacji internetowych opartym o wzorzec architektury MVC. Zawiera moduły dostępu do bazy danych realizujące odwzorowywania struktur relacyjnych na obiektowe (ORM). Narzędzia pomocne w implementacji operacji biznesowych (różnego rodzaju walidatory oraz szereg bibliotek pomocniczych). Oraz system szablonów służący do budowania widoku. Dodatkowo dla zdefiniowanego modelu obiektowego udostępnia elastyczny panel administracyjny. Wszystko to powoduje, że tworzenie aplikacji polega niemal na budowaniu jej z gotowych klockó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28T11:41:17.75</meta:creation-date>
    <dc:date>2009-07-29T10:39:52.35</dc:date>
    <meta:editing-duration>PT01H15M25S</meta:editing-duration>
    <meta:editing-cycles>31</meta:editing-cycles>
    <meta:generator>OpenOffice.org/3.1$Win32 OpenOffice.org_project/310m11$Build-9399</meta:generator>
    <meta:document-statistic meta:table-count="0" meta:image-count="0" meta:object-count="0" meta:page-count="2" meta:paragraph-count="8" meta:word-count="407" meta:character-count="3190"/>
  </office:meta>
</office:document-meta>
</file>